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4"/>
          <table:table-cell/>
          <table:table-cell/>
          <table:table-cell table:formula="of:=IF(OR([.C63]=0; [.C62]=0); 0; [.C63]-[.C6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/>
          <table:table-cell/>
          <table:table-cell/>
          <table:table-cell table:formula="of:=IF(OR([.C64]=0; [.C63]=0); 0; [.C64]-[.C6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4"/>
          <table:table-cell/>
          <table:table-cell/>
          <table:table-cell table:formula="of:=IF(OR([.C65]=0; [.C64]=0); 0; [.C65]-[.C6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/>
          <table:table-cell/>
          <table:table-cell/>
          <table:table-cell table:formula="of:=IF(OR([.C66]=0; [.C65]=0); 0; [.C66]-[.C6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/>
          <table:table-cell/>
          <table:table-cell/>
          <table:table-cell table:formula="of:=IF(OR([.C67]=0; [.C66]=0); 0; [.C67]-[.C6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/>
          <table:table-cell/>
          <table:table-cell/>
          <table:table-cell table:formula="of:=IF(OR([.C68]=0; [.C67]=0); 0; [.C68]-[.C6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/>
          <table:table-cell/>
          <table:table-cell/>
          <table:table-cell table:formula="of:=IF(OR([.C69]=0; [.C68]=0); 0; [.C69]-[.C6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/>
          <table:table-cell/>
          <table:table-cell/>
          <table:table-cell table:formula="of:=IF(OR([.C70]=0; [.C69]=0); 0; [.C70]-[.C6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/>
          <table:table-cell/>
          <table:table-cell/>
          <table:table-cell table:formula="of:=IF(OR([.C71]=0; [.C70]=0); 0; [.C71]-[.C7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/>
          <table:table-cell/>
          <table:table-cell/>
          <table:table-cell table:formula="of:=IF(OR([.C72]=0; [.C71]=0); 0; [.C72]-[.C7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/>
          <table:table-cell/>
          <table:table-cell/>
          <table:table-cell table:formula="of:=IF(OR([.C73]=0; [.C72]=0); 0; [.C73]-[.C7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/>
          <table:table-cell/>
          <table:table-cell/>
          <table:table-cell table:formula="of:=IF(OR([.C74]=0; [.C73]=0); 0; [.C74]-[.C7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/>
          <table:table-cell/>
          <table:table-cell/>
          <table:table-cell table:formula="of:=IF(OR([.C75]=0; [.C74]=0); 0; [.C75]-[.C7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1">01.08.2011</text:date>, <text:time>13:54:4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01T13:54:48.27</dc:date>
    <meta:editing-duration>P3DT10H4M54S</meta:editing-duration>
    <meta:editing-cycles>152</meta:editing-cycles>
    <meta:generator>OOo-dev/3.4$Win32 OpenOffice.org_project/340m0$Build-9583</meta:generator>
    <meta:document-statistic meta:table-count="3" meta:cell-count="5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47cm" svg:y="23.955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